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00dd0" officeooo:paragraph-rsid="00000dd0"/>
    </style:style>
    <style:style style:name="P2" style:family="paragraph" style:parent-style-name="Standard">
      <style:paragraph-properties fo:text-align="start" style:justify-single-word="false"/>
      <style:text-properties officeooo:rsid="00000dd0" officeooo:paragraph-rsid="00000dd0"/>
    </style:style>
    <style:style style:name="P3" style:family="paragraph" style:parent-style-name="Standard">
      <style:paragraph-properties fo:text-align="start" style:justify-single-word="false"/>
      <style:text-properties officeooo:rsid="000377b5" officeooo:paragraph-rsid="000377b5"/>
    </style:style>
    <style:style style:name="P4" style:family="paragraph" style:parent-style-name="Standard">
      <style:paragraph-properties fo:text-align="start" style:justify-single-word="false"/>
      <style:text-properties fo:font-weight="bold" officeooo:rsid="00054feb" officeooo:paragraph-rsid="00054feb" style:font-weight-asian="bold" style:font-weight-complex="bold"/>
    </style:style>
    <style:style style:name="P5" style:family="paragraph" style:parent-style-name="Standard">
      <style:paragraph-properties fo:text-align="start" style:justify-single-word="false"/>
      <style:text-properties fo:font-weight="bold" officeooo:rsid="0009828c" officeooo:paragraph-rsid="0009828c" style:font-weight-asian="bold" style:font-weight-complex="bold"/>
    </style:style>
    <style:style style:name="P6" style:family="paragraph" style:parent-style-name="Standard">
      <style:paragraph-properties fo:text-align="start" style:justify-single-word="false"/>
      <style:text-properties officeooo:rsid="0006ebb1" officeooo:paragraph-rsid="0006ebb1"/>
    </style:style>
    <style:style style:name="P7" style:family="paragraph" style:parent-style-name="Standard">
      <style:paragraph-properties fo:text-align="start" style:justify-single-word="false"/>
      <style:text-properties officeooo:rsid="000830a6" officeooo:paragraph-rsid="000830a6"/>
    </style:style>
    <style:style style:name="P8" style:family="paragraph" style:parent-style-name="Standard">
      <style:paragraph-properties fo:text-align="start" style:justify-single-word="false"/>
      <style:text-properties fo:font-weight="normal" officeooo:rsid="0009828c" officeooo:paragraph-rsid="0009828c" style:font-weight-asian="normal" style:font-weight-complex="normal"/>
    </style:style>
    <style:style style:name="P9" style:family="paragraph" style:parent-style-name="Standard">
      <style:paragraph-properties fo:text-align="start" style:justify-single-word="false"/>
      <style:text-properties fo:font-weight="normal" officeooo:rsid="000a052a" officeooo:paragraph-rsid="000a052a" style:font-weight-asian="normal" style:font-weight-complex="normal"/>
    </style:style>
    <style:style style:name="T1" style:family="text">
      <style:text-properties officeooo:rsid="00018cb7"/>
    </style:style>
    <style:style style:name="T2" style:family="text">
      <style:text-properties officeooo:rsid="000377b5"/>
    </style:style>
    <style:style style:name="T3" style:family="text">
      <style:text-properties officeooo:rsid="00054feb"/>
    </style:style>
    <style:style style:name="T4" style:family="text">
      <style:text-properties fo:font-weight="normal" style:font-weight-asian="normal" style:font-weight-complex="normal"/>
    </style:style>
    <style:style style:name="T5" style:family="text">
      <style:text-properties fo:font-weight="normal" officeooo:rsid="0006ebb1" style:font-weight-asian="normal" style:font-weight-complex="normal"/>
    </style:style>
    <style:style style:name="T6" style:family="text">
      <style:text-properties officeooo:rsid="000a35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Henry Ward</text:p>
      <text:p text:style-name="P1">CSCI 301 – Lab 1</text:p>
      <text:p text:style-name="P1">7/1/19</text:p>
      <text:p text:style-name="P1"/>
      <text:p text:style-name="P1"/>
      <text:p text:style-name="P4">1.3</text:p>
      <text:p text:style-name="P2">1) car prints out the first element, which is apple, and cdr prints out <text:span text:style-name="T1">everything other than the first element</text:span>, which are orange and pineapple. The single quote is necessary because it defines the elements in the function.</text:p>
      <text:p text:style-name="P2"/>
      <text:p text:style-name="P2">2)(car (cdr (cdr ‘(apple orange pear grapefruit))))</text:p>
      <text:p text:style-name="P2"><text:s text:c="4"/><text:span text:style-name="T2">(caddar ‘(((apple) (orange) (pear) (grapefruit))))</text:span></text:p>
      <text:p text:style-name="P2"><text:s text:c="4"/><text:span text:style-name="T2">(caddr ‘(apple (orange) ((pear)) (((grapefruit))))</text:span></text:p>
      <text:p text:style-name="P2"/>
      <text:p text:style-name="P3">3) cons returns a pair of what was defined. append combines the two elements into one list. list lists the elements in a list, similar to an array.</text:p>
      <text:p text:style-name="P2"><text:s text:c="4"/></text:p>
      <text:p text:style-name="P3">4) <text:span text:style-name="T3">length prints out the amount of elements in the list. reverse lists the elements in the list in reverse order. member looks in the list for that element, and returns it along with all elements after, if not found it returns #f.</text:span></text:p>
      <text:p text:style-name="P3"/>
      <text:p text:style-name="P4">1.4</text:p>
      <text:p text:style-name="P4"><text:span text:style-name="T4">1)equal? eqv? And = all seem to be boolean expressions, because I either get #t (true) or #f (false). When comparing the strings, equal? </text:span><text:span text:style-name="T5">Return #f when they look the same, but eqv? Returns #f, and = gives an error, so I assume = is only for integers. Also, equal? And ?eqv say that 3 does not equal 3.0, but = returns #t. </text:span></text:p>
      <text:p text:style-name="P2"/>
      <text:p text:style-name="P6">2) cond seems to work as a sort of if else statement, where is goes through the equal? Functions to see if any result to true, and if not, it returns the else.</text:p>
      <text:p text:style-name="P6"/>
      <text:p text:style-name="P7">3) another-add-one → add-one</text:p>
      <text:p text:style-name="P7"/>
      <text:p text:style-name="P7">4) Before the call to (strange 3), a = 5, b = 6, c = 7. During the call to (strange 3) a = 1, b = 2, c = 7, since the variables were changed inside the function, so they have a local scope to that function.</text:p>
      <text:p text:style-name="P7"/>
      <text:p text:style-name="P5">Part 2</text:p>
      <text:p text:style-name="P8">1) I believe the function checks to see if the input, which should be a list, is null, and if it isn’t then it takes the list and recursively reverses the list.</text:p>
      <text:p text:style-name="P8"/>
      <text:p text:style-name="P8">2) Once the function has gone through the whole list, the list is null, and the if statement returns false, so then the list function is called and prints out the list in reverse order.</text:p>
      <text:p text:style-name="P8"/>
      <text:p text:style-name="P9">3) displayln shows what L is currently, so it’s like print. Begin <text:span text:style-name="T6">seems to do everything that follows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2:09:11.176795932</meta:creation-date>
    <dc:date>2019-07-01T13:47:51.334796667</dc:date>
    <meta:editing-duration>PT6M19S</meta:editing-duration>
    <meta:editing-cycles>1</meta:editing-cycles>
    <meta:document-statistic meta:table-count="0" meta:image-count="0" meta:object-count="0" meta:page-count="1" meta:paragraph-count="20" meta:word-count="371" meta:character-count="1976" meta:non-whitespace-character-count="1610"/>
    <meta:generator>LibreOffice/5.1.6.2$Linux_X86_64 LibreOffice_project/10m0$Build-2</meta:generator>
  </office:meta>
</office:document-meta>
</file>